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903cm" style:rel-column-width="2213*"/>
    </style:style>
    <style:style style:name="Tabla1.B" style:family="table-column">
      <style:table-column-properties style:column-width="4.387cm" style:rel-column-width="2487*"/>
    </style:style>
    <style:style style:name="Tabla1.C" style:family="table-column">
      <style:table-column-properties style:column-width="8.71cm" style:rel-column-width="4938*"/>
    </style:style>
    <style:style style:name="Tabla1.A1" style:family="table-cell">
      <style:table-cell-properties fo:padding="0cm" fo:border="none" style:writing-mode="page"/>
    </style:style>
    <style:style style:name="P1" style:family="paragraph" style:parent-style-name="Preformatted_20_Text">
      <style:paragraph-properties fo:margin-left="1.251cm" fo:margin-right="0cm" fo:text-indent="0cm" style:auto-text-indent="false"/>
    </style:style>
    <style:style style:name="P2" style:family="paragraph" style:parent-style-name="Preformatted_20_Text">
      <style:paragraph-properties fo:margin-left="2.501cm" fo:margin-right="0cm" fo:text-indent="0cm" style:auto-text-indent="false"/>
    </style:style>
    <style:style style:name="P3" style:family="paragraph" style:parent-style-name="Preformatted_20_Text">
      <style:paragraph-properties fo:margin-left="2.501cm" fo:margin-right="0cm" fo:text-indent="0cm" style:auto-text-indent="false"/>
      <style:text-properties officeooo:paragraph-rsid="000bc066"/>
    </style:style>
    <style:style style:name="P4" style:family="paragraph" style:parent-style-name="Preformatted_20_Text">
      <style:paragraph-properties fo:margin-left="2.501cm" fo:margin-right="0cm" fo:text-indent="0cm" style:auto-text-indent="false"/>
      <style:text-properties officeooo:rsid="000bc066" officeooo:paragraph-rsid="000f4e84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rsid="000bc066" officeooo:paragraph-rsid="000f4e84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rsid="000bc066" officeooo:paragraph-rsid="000bc066"/>
    </style:style>
    <style:style style:name="P7" style:family="paragraph" style:parent-style-name="Standard">
      <style:paragraph-properties fo:margin-left="2.501cm" fo:margin-right="0cm" fo:text-indent="0cm" style:auto-text-indent="false"/>
      <style:text-properties officeooo:rsid="000bc066" officeooo:paragraph-rsid="000bc066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officeooo:rsid="000bc066" officeooo:paragraph-rsid="000f5b27"/>
    </style:style>
    <style:style style:name="P9" style:family="paragraph" style:parent-style-name="Text_20_body">
      <style:paragraph-properties fo:text-align="justify" style:justify-single-word="false"/>
      <style:text-properties officeooo:rsid="000bc066" officeooo:paragraph-rsid="000bc066"/>
    </style:style>
    <style:style style:name="P10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0bc066" officeooo:paragraph-rsid="000bc066"/>
    </style:style>
    <style:style style:name="P11" style:family="paragraph" style:parent-style-name="Preformatted_20_Text">
      <style:paragraph-properties fo:margin-left="2.501cm" fo:margin-right="0cm" fo:text-indent="0cm" style:auto-text-indent="false"/>
      <style:text-properties officeooo:paragraph-rsid="000f4e84"/>
    </style:style>
    <style:style style:name="P12" style:family="paragraph" style:parent-style-name="Standard">
      <style:text-properties officeooo:paragraph-rsid="000f4e84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officeooo:paragraph-rsid="000f4e84"/>
    </style:style>
    <style:style style:name="P14" style:family="paragraph" style:parent-style-name="Preformatted_20_Text">
      <style:paragraph-properties fo:margin-left="2.501cm" fo:margin-right="0cm" fo:text-indent="0cm" style:auto-text-indent="false"/>
      <style:text-properties officeooo:paragraph-rsid="000f5b27"/>
    </style:style>
    <style:style style:name="P15" style:family="paragraph" style:parent-style-name="Standard">
      <style:text-properties officeooo:paragraph-rsid="000f5b27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fo:font-weight="bold" officeooo:rsid="000bc066" officeooo:paragraph-rsid="000bc066" style:font-weight-asian="bold" style:font-weight-complex="bold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fo:font-weight="bold" officeooo:rsid="000bc066" officeooo:paragraph-rsid="000f4e84" style:font-weight-asian="bold" style:font-weight-complex="bold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fo:font-weight="bold" officeooo:rsid="000bc066" officeooo:paragraph-rsid="000f5b27" style:font-weight-asian="bold" style:font-weight-complex="bold"/>
    </style:style>
    <style:style style:name="P19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fo:font-weight="bold" officeooo:rsid="000bc066" officeooo:paragraph-rsid="000bc066" style:font-weight-asian="bold" style:font-weight-complex="bold"/>
    </style:style>
    <style:style style:name="P20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fo:font-weight="bold" officeooo:rsid="000bc066" officeooo:paragraph-rsid="000f4e84" style:font-weight-asian="bold" style:font-weight-complex="bold"/>
    </style:style>
    <style:style style:name="P21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fo:font-weight="bold" officeooo:rsid="000bc066" officeooo:paragraph-rsid="000f5b27" style:font-weight-asian="bold" style:font-weight-complex="bold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fo:font-weight="normal" officeooo:rsid="000bc066" officeooo:paragraph-rsid="000d7c5c" style:font-weight-asian="normal" style:font-weight-complex="normal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fo:font-size="12pt" fo:font-weight="normal" officeooo:rsid="000d7c5c" officeooo:paragraph-rsid="000d7c5c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officeooo:rsid="000f5b27" officeooo:paragraph-rsid="000f4e84"/>
    </style:style>
    <style:style style:name="P25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26" style:family="paragraph" style:parent-style-name="Text_20_body">
      <style:text-properties officeooo:rsid="000a3d84" officeooo:paragraph-rsid="000a3d84"/>
    </style:style>
    <style:style style:name="P27" style:family="paragraph" style:parent-style-name="Title">
      <style:text-properties officeooo:rsid="000a3d84" officeooo:paragraph-rsid="000a3d84"/>
    </style:style>
    <style:style style:name="P28" style:family="paragraph" style:parent-style-name="Text_20_body">
      <style:paragraph-properties fo:text-align="justify" style:justify-single-word="false"/>
      <style:text-properties officeooo:rsid="000a3d84" officeooo:paragraph-rsid="000a3d84"/>
    </style:style>
    <style:style style:name="P29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0a3d84" officeooo:paragraph-rsid="000a3d84"/>
    </style:style>
    <style:style style:name="P30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paragraph-rsid="000a3d84"/>
    </style:style>
    <style:style style:name="P31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0d7c5c" officeooo:paragraph-rsid="000d7c5c"/>
    </style:style>
    <style:style style:name="P32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0a3d84" officeooo:paragraph-rsid="000a3d84" style:font-weight-asian="bold" style:font-weight-complex="bold"/>
    </style:style>
    <style:style style:name="P33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0bc066" officeooo:paragraph-rsid="000bc066" style:font-weight-asian="bold" style:font-weight-complex="bold"/>
    </style:style>
    <style:style style:name="P3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text-underline-style="solid" style:text-underline-width="auto" style:text-underline-color="font-color" fo:font-weight="bold" officeooo:rsid="000bc066" officeooo:paragraph-rsid="00102f6d" style:font-weight-asian="bold" style:font-weight-complex="bold"/>
    </style:style>
    <style:style style:name="P3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text-underline-style="solid" style:text-underline-width="auto" style:text-underline-color="font-color" fo:font-weight="bold" officeooo:rsid="0011d584" officeooo:paragraph-rsid="0011d584" style:font-weight-asian="bold" style:font-weight-complex="bold"/>
    </style:style>
    <style:style style:name="P3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text-underline-style="solid" style:text-underline-width="auto" style:text-underline-color="font-color" fo:font-weight="bold" officeooo:rsid="001381f7" officeooo:paragraph-rsid="001381f7" style:font-weight-asian="bold" style:font-weight-complex="bold"/>
    </style:style>
    <style:style style:name="P3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text-underline-style="none" fo:font-weight="normal" officeooo:rsid="00102f6d" officeooo:paragraph-rsid="00102f6d" style:font-weight-asian="normal" style:font-weight-complex="normal"/>
    </style:style>
    <style:style style:name="P3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text-underline-style="none" fo:font-weight="normal" officeooo:rsid="0011d584" officeooo:paragraph-rsid="0011d584" style:font-weight-asian="normal" style:font-weight-complex="normal"/>
    </style:style>
    <style:style style:name="P3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text-underline-style="none" fo:font-weight="normal" officeooo:rsid="001381f7" officeooo:paragraph-rsid="001381f7" style:font-weight-asian="normal" style:font-weight-complex="normal"/>
    </style:style>
    <style:style style:name="P40" style:family="paragraph" style:parent-style-name="Standard">
      <style:text-properties fo:font-weight="bold" officeooo:rsid="000bc066" officeooo:paragraph-rsid="000f4e84" style:font-weight-asian="bold" style:font-weight-complex="bold"/>
    </style:style>
    <style:style style:name="P41" style:family="paragraph" style:parent-style-name="Standard">
      <style:text-properties fo:font-weight="bold" officeooo:rsid="000bc066" officeooo:paragraph-rsid="000f5b27" style:font-weight-asian="bold" style:font-weight-complex="bold"/>
    </style:style>
    <style:style style:name="P42" style:family="paragraph" style:parent-style-name="Table_20_Contents">
      <style:paragraph-properties fo:text-align="justify" style:justify-single-word="false"/>
    </style:style>
    <style:style style:name="P43" style:family="paragraph" style:parent-style-name="Table_20_Contents">
      <style:paragraph-properties fo:text-align="center" style:justify-single-word="false"/>
      <style:text-properties officeooo:rsid="001477fc" officeooo:paragraph-rsid="001477fc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justify" style:justify-single-word="false"/>
      <style:text-properties fo:font-weight="bold" officeooo:rsid="001477fc" officeooo:paragraph-rsid="001477fc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officeooo:rsid="0015db05" officeooo:paragraph-rsid="0015db05"/>
    </style:style>
    <style:style style:name="P4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text-underline-style="none" fo:font-weight="normal" officeooo:rsid="001381f7" officeooo:paragraph-rsid="001381f7" style:font-weight-asian="normal" style:font-weight-complex="normal"/>
    </style:style>
    <style:style style:name="P4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text-underline-style="none" fo:font-weight="normal" officeooo:rsid="001381f7" officeooo:paragraph-rsid="001477fc" style:font-weight-asian="normal" style:font-weight-complex="normal"/>
    </style:style>
    <style:style style:name="P4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text-underline-style="none" fo:font-weight="normal" officeooo:rsid="001381f7" officeooo:paragraph-rsid="0015db05" style:font-weight-asian="normal" style:font-weight-complex="normal"/>
    </style:style>
    <style:style style:name="P5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text-underline-style="none" fo:font-weight="normal" officeooo:rsid="0015db05" officeooo:paragraph-rsid="0015db05" style:font-weight-asian="normal" style:font-weight-complex="normal"/>
    </style:style>
    <style:style style:name="P5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text-underline-style="none" fo:font-weight="normal" officeooo:rsid="0015e059" officeooo:paragraph-rsid="0015e059" style:font-weight-asian="normal" style:font-weight-complex="normal"/>
    </style:style>
    <style:style style:name="P5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text-underline-style="none" fo:font-weight="normal" officeooo:rsid="0017d345" officeooo:paragraph-rsid="0017d345" style:font-weight-asian="normal" style:font-weight-complex="normal"/>
    </style:style>
    <style:style style:name="P5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text-underline-style="solid" style:text-underline-width="auto" style:text-underline-color="font-color" fo:font-weight="bold" officeooo:rsid="001381f7" officeooo:paragraph-rsid="001477fc" style:font-weight-asian="bold" style:font-weight-complex="bold"/>
    </style:style>
    <style:style style:name="P5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text-underline-style="solid" style:text-underline-width="auto" style:text-underline-color="font-color" fo:font-weight="bold" officeooo:rsid="001381f7" officeooo:paragraph-rsid="0015db05" style:font-weight-asian="bold" style:font-weight-complex="bold"/>
    </style:style>
    <style:style style:name="P55" style:family="paragraph" style:parent-style-name="Text_20_body">
      <style:paragraph-properties fo:margin-left="0cm" fo:margin-right="0cm" fo:text-align="justify" style:justify-single-word="false" fo:text-indent="0cm" style:auto-text-indent="false" fo:break-before="page"/>
      <style:text-properties style:text-underline-style="solid" style:text-underline-width="auto" style:text-underline-color="font-color" fo:font-weight="bold" officeooo:rsid="001381f7" officeooo:paragraph-rsid="0015e059" style:font-weight-asian="bold" style:font-weight-complex="bold"/>
    </style:style>
    <style:style style:name="P56" style:family="paragraph" style:parent-style-name="Text_20_body">
      <style:paragraph-properties fo:text-align="justify" style:justify-single-word="false"/>
      <style:text-properties officeooo:rsid="000a3d84" officeooo:paragraph-rsid="000a3d84"/>
    </style:style>
    <style:style style:name="P57" style:family="paragraph" style:parent-style-name="Text_20_body">
      <style:paragraph-properties fo:text-align="justify" style:justify-single-word="false"/>
      <style:text-properties officeooo:rsid="0018fc73" officeooo:paragraph-rsid="0018fc73"/>
    </style:style>
    <style:style style:name="T1" style:family="text">
      <style:text-properties officeooo:rsid="000a3d84"/>
    </style:style>
    <style:style style:name="T2" style:family="text">
      <style:text-properties fo:font-weight="bold" officeooo:rsid="000bc066" style:font-weight-asian="bold" style:font-weight-complex="bold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style:font-name="Liberation Mono" fo:font-size="10pt" style:font-name-asian="Noto Sans Mono CJK SC" style:font-size-asian="10pt" style:font-name-complex="Liberation Mono" style:font-size-complex="10pt"/>
    </style:style>
    <style:style style:name="T5" style:family="text">
      <style:text-properties fo:color="#c9211e" loext:opacity="100%" style:font-name="Liberation Mono" fo:font-size="10pt" officeooo:rsid="000d7c5c" style:font-name-asian="Noto Sans Mono CJK SC" style:font-size-asian="10pt" style:font-name-complex="Liberation Mono" style:font-size-complex="10pt"/>
    </style:style>
    <style:style style:name="T6" style:family="text">
      <style:text-properties officeooo:rsid="000d7c5c"/>
    </style:style>
    <style:style style:name="T7" style:family="text">
      <style:text-properties fo:color="#000000" loext:opacity="100%" style:font-name="Liberation Serif" fo:font-size="12pt" officeooo:rsid="000d7c5c" style:font-name-asian="Noto Sans Mono CJK SC" style:font-size-asian="12pt" style:font-name-complex="Liberation Mono" style:font-size-complex="12pt"/>
    </style:style>
    <style:style style:name="T8" style:family="text">
      <style:text-properties officeooo:rsid="000f4e84"/>
    </style:style>
    <style:style style:name="T9" style:family="text">
      <style:text-properties officeooo:rsid="000f5b27"/>
    </style:style>
    <style:style style:name="T10" style:family="text">
      <style:text-properties officeooo:rsid="00102f6d"/>
    </style:style>
    <style:style style:name="T11" style:family="text">
      <style:text-properties fo:color="#ce9178" loext:opacity="100%"/>
    </style:style>
    <style:style style:name="T12" style:family="text">
      <style:text-properties fo:color="#569cd6" loext:opacity="100%"/>
    </style:style>
    <style:style style:name="T13" style:family="text">
      <style:text-properties officeooo:rsid="0011d584"/>
    </style:style>
    <style:style style:name="T14" style:family="text">
      <style:text-properties fo:color="#b5cea8" loext:opacity="100%"/>
    </style:style>
    <style:style style:name="T15" style:family="text">
      <style:text-properties officeooo:rsid="001477fc"/>
    </style:style>
    <style:style style:name="T16" style:family="text">
      <style:text-properties officeooo:rsid="0015db05"/>
    </style:style>
    <style:style style:name="T17" style:family="text">
      <style:text-properties officeooo:rsid="0015e0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Clase 1 curso python para profesores 2026</text:p>
      <text:p text:style-name="P26"/>
      <text:p text:style-name="P28">Vamos a trabajar con el intérprete de python para ir familiarizándonos con el entorno. Para ello tecleamos python3.</text:p>
      <text:p text:style-name="P57">En esta clase introduciremos el concepto de variable, cómo es la forma correcta de nombrar a las variables y tendremos una toma de contacto con pygame en la que aplicaremos lo aprendido y solicitaremos varios retos a los alumnos.</text:p>
      <text:p text:style-name="P28"/>
      <text:p text:style-name="P32">1.- Operadores matemáticos</text:p>
      <text:p text:style-name="P29">Suma: +</text:p>
      <text:p text:style-name="P29">Multiplicación: *</text:p>
      <text:p text:style-name="P29">Resta: -</text:p>
      <text:p text:style-name="P30"><text:span text:style-name="T1">Resto o módulo: % (tiene la particularidad de que el resultado siempre tiene el mismo signo que el divisor, utiliza la fórmula </text:span>a%b=a−b⋅floor(a/b)<text:span text:style-name="T1">)</text:span></text:p>
      <text:p text:style-name="P29">Potencia: **</text:p>
      <text:p text:style-name="P31">División: /</text:p>
      <text:p text:style-name="P31">División entera: //</text:p>
      <text:p text:style-name="P10">Realiza, desde el intérprete de python, estos 10 ejercicios</text:p>
      <text:p text:style-name="P19">Ejercicio 1:</text:p>
      <text:p text:style-name="P3"><text:span text:style-name="T3">a</text:span> = 15</text:p>
      <text:p text:style-name="P2"><text:span text:style-name="T4">b</text:span> = 8</text:p>
      <text:p text:style-name="P2"><text:span text:style-name="T4">resultado</text:span> = a + b</text:p>
      <text:p text:style-name="P2">print(<text:span text:style-name="T4">resultado</text:span>)</text:p>
      <text:p text:style-name="P2"/>
      <text:p text:style-name="Standard"><text:tab/><text:span text:style-name="T2">Ejercicio 2:</text:span></text:p>
      <text:p text:style-name="Standard"/>
      <text:p text:style-name="P2"><text:span text:style-name="T4">x</text:span> = 50</text:p>
      <text:p text:style-name="P2"><text:span text:style-name="T4">y</text:span> = 17</text:p>
      <text:p text:style-name="P2"><text:span text:style-name="T4">resultado</text:span> = <text:span text:style-name="T4">x</text:span> - <text:span text:style-name="T4">y</text:span></text:p>
      <text:p text:style-name="P2">print(<text:span text:style-name="T4">resultado</text:span>)</text:p>
      <text:p text:style-name="Standard"/>
      <text:p text:style-name="P16">Ejercicio 3:</text:p>
      <text:p text:style-name="P6"/>
      <text:p text:style-name="P2"><text:span text:style-name="T4">horas</text:span> = 7</text:p>
      <text:p text:style-name="P2"><text:span text:style-name="T4">salario_por_hora</text:span> = 20</text:p>
      <text:p text:style-name="P2"><text:span text:style-name="T4">total</text:span> = <text:span text:style-name="T4">horas</text:span> * <text:span text:style-name="T4">salario_por_hora</text:span></text:p>
      <text:p text:style-name="P2">print(<text:span text:style-name="T4">total</text:span>)</text:p>
      <text:p text:style-name="P6"/>
      <text:p text:style-name="P16">Ejercicio 4:</text:p>
      <text:p text:style-name="P6"/>
      <text:p text:style-name="P2"><text:soft-page-break/><text:span text:style-name="T4">total_dinero</text:span> = 120</text:p>
      <text:p text:style-name="P2"><text:span text:style-name="T4">personas</text:span> = 5</text:p>
      <text:p text:style-name="P2"><text:span text:style-name="T4">dinero_por_persona</text:span> = <text:span text:style-name="T4">total_dinero</text:span> / <text:span text:style-name="T4">personas</text:span></text:p>
      <text:p text:style-name="P2">print(<text:span text:style-name="T4">dinero_por_persona</text:span>)</text:p>
      <text:p text:style-name="P6"/>
      <text:p text:style-name="P16">Ejercicio 5:</text:p>
      <text:p text:style-name="P6"/>
      <text:p text:style-name="P2"><text:span text:style-name="T4">a </text:span>= 23</text:p>
      <text:p text:style-name="P2"><text:span text:style-name="T4">b </text:span>= 4</text:p>
      <text:p text:style-name="P2"><text:span text:style-name="T4">resultado</text:span> = <text:span text:style-name="T4">a</text:span> //<text:span text:style-name="T4"> b</text:span></text:p>
      <text:p text:style-name="P2">print(resultado)</text:p>
      <text:p text:style-name="P6"/>
      <text:p text:style-name="P16">Ejercicio 6:</text:p>
      <text:p text:style-name="P6"/>
      <text:p text:style-name="P2"><text:span text:style-name="T4">a</text:span> = 23</text:p>
      <text:p text:style-name="P2"><text:span text:style-name="T4">b</text:span> = 4</text:p>
      <text:p text:style-name="P2"><text:span text:style-name="T4">resultado</text:span> = <text:span text:style-name="T4">a</text:span> % <text:span text:style-name="T4">b</text:span></text:p>
      <text:p text:style-name="P2">print(<text:span text:style-name="T4">resultado</text:span>)</text:p>
      <text:p text:style-name="P6"/>
      <text:p text:style-name="P16">Ejercicio 7:</text:p>
      <text:p text:style-name="P6"/>
      <text:p text:style-name="P2"><text:span text:style-name="T4">base</text:span> = 2</text:p>
      <text:p text:style-name="P2"><text:span text:style-name="T4">exponente</text:span> = 5</text:p>
      <text:p text:style-name="P2"><text:span text:style-name="T4">resultado</text:span> = <text:span text:style-name="T4">base</text:span> ** <text:span text:style-name="T4">exponente</text:span></text:p>
      <text:p text:style-name="P2">print(<text:span text:style-name="T4">resultado</text:span>)</text:p>
      <text:p text:style-name="P6"/>
      <text:p text:style-name="P16">Ejercicio 8:</text:p>
      <text:p text:style-name="P6"/>
      <text:p text:style-name="P2"><text:span text:style-name="T4">a</text:span> = -13</text:p>
      <text:p text:style-name="P2"><text:span text:style-name="T4">b</text:span> = 5</text:p>
      <text:p text:style-name="P2"><text:span text:style-name="T4">resultado</text:span> =<text:span text:style-name="T4"> a</text:span> %<text:span text:style-name="T4"> b</text:span></text:p>
      <text:p text:style-name="P2">print(<text:span text:style-name="T4">resultado</text:span>)</text:p>
      <text:p text:style-name="P6"/>
      <text:p text:style-name="P16">Ejercicio 9:</text:p>
      <text:p text:style-name="P6"/>
      <text:p text:style-name="P2"><text:span text:style-name="T4">resultado</text:span> = 4 + 3 * 2 ** 2</text:p>
      <text:p text:style-name="P2">print(<text:span text:style-name="T4">resultado</text:span>)</text:p>
      <text:p text:style-name="P6"/>
      <text:p text:style-name="P16">Ejercicio 10:</text:p>
      <text:p text:style-name="P6"/>
      <text:p text:style-name="P2"><text:span text:style-name="T4">a</text:span> = 20.5</text:p>
      <text:p text:style-name="P2"><text:span text:style-name="T4">b</text:span> = 6</text:p>
      <text:p text:style-name="P2">print(<text:span text:style-name="T4">a</text:span> / <text:span text:style-name="T4">b</text:span>)</text:p>
      <text:p text:style-name="P2">print(<text:span text:style-name="T4">a</text:span> %<text:span text:style-name="T4"> b</text:span>)</text:p>
      <text:p text:style-name="P6"/>
      <text:p text:style-name="P7"/>
      <text:p text:style-name="P22">Observa que aparecen letras como a y b, o resultado, base, exponente, <text:span text:style-name="T6">etc (las he marcado en rojo en el ejercicio. Se denominan variables y hablaremos de ellas un poco más adelante. También puedes ver que las “variables” que he nombrado con más de una palabra tienen la forma </text:span><text:span text:style-name="T5">dinero_por_persona </text:span><text:span text:style-name="T7">este estilo de nombrado de variables se denomina snake case y es el recomendado por python. Recomendado no quiere decir obligatorio</text:span></text:p>
      <text:p text:style-name="P23"/>
      <text:p text:style-name="Standard"/>
      <text:p text:style-name="P29"/>
      <text:p text:style-name="P33">2.- Tipos de datos más comunes (¿sencillos también?)</text:p>
      <text:p text:style-name="P9"><text:tab/>entero</text:p>
      <text:p text:style-name="P9"><text:soft-page-break/><text:tab/>flotante</text:p>
      <text:p text:style-name="P9"><text:tab/>lista</text:p>
      <text:p text:style-name="P9"><text:tab/>tupla</text:p>
      <text:p text:style-name="P9"><text:tab/>booleano</text:p>
      <text:p text:style-name="P9"/>
      <text:p text:style-name="P20">Ejercicio 1:</text:p>
      <text:p text:style-name="P11">x = 10</text:p>
      <text:p text:style-name="P11">y = 3.5</text:p>
      <text:p text:style-name="P11">resultado = x + y</text:p>
      <text:p text:style-name="P11">print(type(resultado))</text:p>
      <text:p text:style-name="P11"/>
      <text:p text:style-name="P12"><text:tab/><text:span text:style-name="T2">Ejercicio 2:</text:span></text:p>
      <text:p text:style-name="P40"/>
      <text:p text:style-name="P2">nombre = "Ana"</text:p>
      <text:p text:style-name="P2">saludo = "Hola, " + nombre</text:p>
      <text:p text:style-name="P2">print(saludo)</text:p>
      <text:p text:style-name="P12"/>
      <text:p text:style-name="P17">Ejercicio 3:</text:p>
      <text:p text:style-name="P17"/>
      <text:p text:style-name="P2">mensaje = "<text:span text:style-name="T8">Estoy aprendiendo python</text:span>"</text:p>
      <text:p text:style-name="P2">print(mensaje * 4)</text:p>
      <text:p text:style-name="P11"/>
      <text:p text:style-name="P5"/>
      <text:p text:style-name="P17">Ejercicio 4:</text:p>
      <text:p text:style-name="P17"/>
      <text:p text:style-name="P2">numeros = [3, 5, 7, 9]</text:p>
      <text:p text:style-name="P2">print(numeros[2])</text:p>
      <text:p text:style-name="P13"/>
      <text:p text:style-name="P5"/>
      <text:p text:style-name="P17">Ejercicio 5:</text:p>
      <text:p text:style-name="P17"/>
      <text:p text:style-name="P2">colores = ["rojo", "verde", "azul"]</text:p>
      <text:p text:style-name="P2">colores[1] = "amarillo"</text:p>
      <text:p text:style-name="P2">print(colores)</text:p>
      <text:p text:style-name="P11"/>
      <text:p text:style-name="P5"/>
      <text:p text:style-name="P17">Ejercicio 6:</text:p>
      <text:p text:style-name="P17"/>
      <text:p text:style-name="P2">coordenadas = (4, 8)</text:p>
      <text:p text:style-name="P2">print(coordenadas[0])</text:p>
      <text:p text:style-name="P11"/>
      <text:p text:style-name="P5"/>
      <text:p text:style-name="P17">Ejercicio 7: <text:span text:style-name="T8">(Al ejecutar la segunda línea se produce un error. Explicaremos por qué)</text:span></text:p>
      <text:p text:style-name="P17"/>
      <text:p text:style-name="P2">punto = (1, 2)</text:p>
      <text:p text:style-name="P2">punto[0] = 3</text:p>
      <text:p text:style-name="P4"/>
      <text:p text:style-name="P17">Ejercicio 8:</text:p>
      <text:p text:style-name="P17"/>
      <text:p text:style-name="P2">a = 7</text:p>
      <text:p text:style-name="P2">b = 10</text:p>
      <text:p text:style-name="P2">print(a &gt; b)</text:p>
      <text:p text:style-name="P4"/>
      <text:p text:style-name="P17"><text:soft-page-break/>Ejercicio 9:</text:p>
      <text:p text:style-name="P2">es_mayor = True</text:p>
      <text:p text:style-name="P2">es_menor = False</text:p>
      <text:p text:style-name="P2">print(es_mayor and es_menor)</text:p>
      <text:p text:style-name="P17">Ejercicio 10:</text:p>
      <text:p text:style-name="P2">datos = [1, "uno", True, 3.14]</text:p>
      <text:p text:style-name="P2">print(type(datos[2]))</text:p>
      <text:p text:style-name="P24"/>
      <text:p text:style-name="P4"/>
      <text:p text:style-name="P33">3.- Operadores lógicos</text:p>
      <text:p text:style-name="P9"><text:tab/>==</text:p>
      <text:p text:style-name="P9"><text:tab/>!=</text:p>
      <text:p text:style-name="P9"><text:tab/>in</text:p>
      <text:p text:style-name="P9"><text:tab/>and</text:p>
      <text:p text:style-name="P9"><text:tab/>or</text:p>
      <text:p text:style-name="P9"><text:tab/>&gt;</text:p>
      <text:p text:style-name="P9"><text:tab/>&lt;</text:p>
      <text:p text:style-name="P9"><text:tab/>&gt;<text:span text:style-name="T9">=<text:tab/></text:span></text:p>
      <text:p text:style-name="P9"><text:tab/>&lt;<text:span text:style-name="T9">=</text:span></text:p>
      <text:p text:style-name="P9"/>
      <text:p text:style-name="P21">Ejercicio 1:</text:p>
      <text:p text:style-name="P2">a = 5</text:p>
      <text:p text:style-name="P2">b = 10</text:p>
      <text:p text:style-name="P2">print(a &lt; 10 and b &gt; 5)</text:p>
      <text:p text:style-name="P15"><text:tab/></text:p>
      <text:p text:style-name="P41"><text:tab/>Ejercicio 2:</text:p>
      <text:p text:style-name="P41"/>
      <text:p text:style-name="P2">x = 3</text:p>
      <text:p text:style-name="P2">y = 7</text:p>
      <text:p text:style-name="P2">print(x &gt; 5 or y == 7)</text:p>
      <text:p text:style-name="P15"/>
      <text:p text:style-name="P18">Ejercicio 3:</text:p>
      <text:p text:style-name="P18"/>
      <text:p text:style-name="P14">activo = False</text:p>
      <text:p text:style-name="P14">print(not activo)</text:p>
      <text:p text:style-name="P8"/>
      <text:p text:style-name="P18">Ejercicio 4:</text:p>
      <text:p text:style-name="P2">edad = 20</text:p>
      <text:p text:style-name="P2">tiene_permiso = False</text:p>
      <text:p text:style-name="P2">print(edad &gt;= 18 and not tiene_permiso)</text:p>
      <text:p text:style-name="P2"/>
      <text:p text:style-name="P18">Ejercicio 5:</text:p>
      <text:p text:style-name="P2">a = True</text:p>
      <text:p text:style-name="P2">b = False</text:p>
      <text:p text:style-name="P2">c = True</text:p>
      <text:p text:style-name="P2">print(a and (b or c))</text:p>
      <text:p text:style-name="P34"/>
      <text:p text:style-name="P34"><text:span text:style-name="T10">4</text:span>.- <text:span text:style-name="T10">¿Qué es una variable?</text:span></text:p>
      <text:p text:style-name="P37"><text:soft-page-break/>Si has realizado los ejercicios anteriores habrás visto que en ocasiones hacemos cosas como esta: a = 7. </text:p>
      <text:p text:style-name="P37">En esa línea lo que hemos hecho ha sido decirle a python que cree una variable (una especie de caja en la que guardar datos) que se llame a y que en esa caja se guarde un valor 7</text:p>
      <text:p text:style-name="P37">Esto va a hacer que, cada vez que utilicemos a realmente estemos utilizando el valor que tiene guardado la variable a.</text:p>
      <text:p text:style-name="P37">Hemos visto la función type. Esta función nos dice el tipo del dato que, en ese momento, está guardando la variable a. Y digo en ese momento porque python, a diferencia de otros lenguajes de programación, permite que durante la ejecución del programa se cambie el dato guardado, pero también el tipo del dato guardado.</text:p>
      <text:p text:style-name="P37">Para familiarizarnos con type vamos a ejecutar las siguientes líneas:</text:p>
      <text:p text:style-name="P1">a = 7</text:p>
      <text:p text:style-name="P1">type(a)</text:p>
      <text:p text:style-name="P1">a=”hola”</text:p>
      <text:p text:style-name="P1">type(a)</text:p>
      <text:p text:style-name="P37"/>
      <text:p text:style-name="P37">Vamos a estudiar las líneas del primerprograma.py que ya utilizamos para familiarizarnos con el editor VisualStudio Code. Las líneas son las siguientes:</text:p>
      <text:p text:style-name="P1"># Solicita el nombre al usuario</text:p>
      <text:p text:style-name="P1">nombre = input(<text:span text:style-name="T11">"¿Cómo te llamas? "</text:span>)</text:p>
      <text:p text:style-name="P1"/>
      <text:p text:style-name="P1"># Muestra un saludo personalizado</text:p>
      <text:p text:style-name="P1">print(<text:span text:style-name="T12">f</text:span><text:span text:style-name="T11">"Hola, </text:span>{nombre}<text:span text:style-name="T11">!"</text:span>)</text:p>
      <text:p text:style-name="P25"/>
      <text:p text:style-name="P37">Cambia el programa para que <text:s/>la variable no se llame nombre sino numero y que el texto de la pregunta sea ¿introduce un número? Y que el print muestre el número introducido por el usuario multiplicado por 8</text:p>
      <text:p text:style-name="P37"/>
      <text:p text:style-name="P37">¿Se ha dado bien? <text:span text:style-name="T13">¿Por qué crees que se produce el resultado que se muestra en pantalla?</text:span></text:p>
      <text:p text:style-name="P37"/>
      <text:p text:style-name="P38">Bien, modifica el código para que quede como el siguiente:</text:p>
      <text:p text:style-name="P1"># Solicita el número al usuario</text:p>
      <text:p text:style-name="P1">numero = input(<text:span text:style-name="T11">"Introduce un número que multiplicaré por 8"</text:span>)</text:p>
      <text:p text:style-name="P1">print(type(numero))</text:p>
      <text:p text:style-name="P1"># Muestra el número multiplicado por 8</text:p>
      <text:p text:style-name="P1">print(<text:span text:style-name="T12">f</text:span><text:span text:style-name="T11">"¡El resulado </text:span>{numero * <text:span text:style-name="T14">8</text:span>}<text:span text:style-name="T11">!"</text:span>)</text:p>
      <text:p text:style-name="P38"/>
      <text:p text:style-name="P38">Observa que el tipo de numero es str, una cadena de caracteres, y al multiplicar una cadena de caracteres por un número lo que ocurre es que se muestra la cadena tantas veces como indica el número.</text:p>
      <text:p text:style-name="P38"/>
      <text:p text:style-name="P38">Modifica el programa para que quede como el siguiente:</text:p>
      <text:p text:style-name="P1"># Solicita el número al usuario y cambia el tipo a entero </text:p>
      <text:p text:style-name="P1"><text:soft-page-break/>numero = int(input(<text:span text:style-name="T11">"Introduce un número que multiplicaré por 8"</text:span>))</text:p>
      <text:p text:style-name="P1"/>
      <text:p text:style-name="P1"># Muestra el número multiplicado por 8</text:p>
      <text:p text:style-name="P1">print(<text:span text:style-name="T12">f</text:span><text:span text:style-name="T11">"¡El resulado </text:span>{numero * <text:span text:style-name="T14">8</text:span>}<text:span text:style-name="T11">!"</text:span>)</text:p>
      <text:p text:style-name="P38"/>
      <text:p text:style-name="P38">Ahora todo funciona. Bueno, todo funciona menos si al introducir el número el usuario introduce algo parecido a J.</text:p>
      <text:p text:style-name="P38">Aquí python protesta, ya que sabemos que el usuario puede introducir lo que le dé la gana y nosotros no hemos tenido en cuenta esta situación excepcional. Y es así como se soluciona, controlando excepciones, pero de momento se nos queda un poco lejano.</text:p>
      <text:p text:style-name="P38"/>
      <text:p text:style-name="P35">Reto 1:</text:p>
      <text:p text:style-name="P38">Realiza un programa que pida al usuario dos valores y los guarde en dos variables (a y b). El programa tiene que intercambiar los valores: a tendrá el valor de b y b el valor de a</text:p>
      <text:p text:style-name="P36">Reto 2:</text:p>
      <text:p text:style-name="P39">En “primer_pygame.py”, programa que únicamente muestra una ventana en blanco con un cuadrado rojo solo hay una variable llamada ventana.</text:p>
      <text:p text:style-name="P39">Cambia (255,255,255) y (255,0,0) por dos variables que vamos a llamar BLANCO y ROJO</text:p>
      <text:p text:style-name="P39">Cambia también la tupla que aparece en pygame.draw.rect (50,50,50,50) para que esos 50 estén almacenados en las variables rect_x, rect_y, rect_ancho y ract_alto.</text:p>
      <text:p text:style-name="P39">El texto de la ventana: “cuadro rojo sobre fondo blanco” debe almacenarse en la variable TITULO.</text:p>
      <text:p text:style-name="P39">Una vez hechos los cambios, modifica el valor de las variables y observa que ocurre.</text:p>
      <text:p text:style-name="P53">Reto <text:span text:style-name="T15">3</text:span>:</text:p>
      <text:p text:style-name="P49">En “primer_pygame.py” <text:span text:style-name="T15">y en la línea </text:span>pygame.draw.rect (rect_x, rect_y, rect_ancho,r<text:span text:style-name="T16">e</text:span>ct_alto), <text:span text:style-name="T15">cambia estos valores y describe que está pasando. Realiza una tabla como la siguiente: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45">Parámetro cambiado</text:p>
          </table:table-cell>
          <table:table-cell table:style-name="Tabla1.A1" office:value-type="string">
            <text:p text:style-name="P45">Aumento o decremento</text:p>
          </table:table-cell>
          <table:table-cell table:style-name="Tabla1.A1" office:value-type="string">
            <text:p text:style-name="P45">Consecuencia</text:p>
          </table:table-cell>
        </table:table-row>
        <table:table-row>
          <table:table-cell table:style-name="Tabla1.A1" office:value-type="string">
            <text:p text:style-name="P46">rect_x</text:p>
          </table:table-cell>
          <table:table-cell table:style-name="Tabla1.A1" office:value-type="string">
            <text:p text:style-name="P43">+10</text:p>
          </table:table-cell>
          <table:table-cell table:style-name="Tabla1.A1" office:value-type="string">
            <text:p text:style-name="P42"/>
          </table:table-cell>
        </table:table-row>
        <table:table-row>
          <table:table-cell table:style-name="Tabla1.A1" office:value-type="string">
            <text:p text:style-name="P46">rect_x</text:p>
          </table:table-cell>
          <table:table-cell table:style-name="Tabla1.A1" office:value-type="string">
            <text:p text:style-name="P44">-<text:span text:style-name="T15">10</text:span></text:p>
          </table:table-cell>
          <table:table-cell table:style-name="Tabla1.A1" office:value-type="string">
            <text:p text:style-name="P42"/>
          </table:table-cell>
        </table:table-row>
        <table:table-row>
          <table:table-cell table:style-name="Tabla1.A1" office:value-type="string">
            <text:p text:style-name="P46">rect_y</text:p>
          </table:table-cell>
          <table:table-cell table:style-name="Tabla1.A1" office:value-type="string">
            <text:p text:style-name="P43">+10</text:p>
          </table:table-cell>
          <table:table-cell table:style-name="Tabla1.A1" office:value-type="string">
            <text:p text:style-name="P42"/>
          </table:table-cell>
        </table:table-row>
        <table:table-row>
          <table:table-cell table:style-name="Tabla1.A1" office:value-type="string">
            <text:p text:style-name="P46">rect_y</text:p>
          </table:table-cell>
          <table:table-cell table:style-name="Tabla1.A1" office:value-type="string">
            <text:p text:style-name="P44">-<text:span text:style-name="T15">10</text:span></text:p>
          </table:table-cell>
          <table:table-cell table:style-name="Tabla1.A1" office:value-type="string">
            <text:p text:style-name="P42"/>
          </table:table-cell>
        </table:table-row>
        <table:table-row>
          <table:table-cell table:style-name="Tabla1.A1" office:value-type="string">
            <text:p text:style-name="P46">rect_ancho</text:p>
          </table:table-cell>
          <table:table-cell table:style-name="Tabla1.A1" office:value-type="string">
            <text:p text:style-name="P43">+10</text:p>
          </table:table-cell>
          <table:table-cell table:style-name="Tabla1.A1" office:value-type="string">
            <text:p text:style-name="P42"/>
          </table:table-cell>
        </table:table-row>
        <table:table-row>
          <table:table-cell table:style-name="Tabla1.A1" office:value-type="string">
            <text:p text:style-name="P46">rect_ancho</text:p>
          </table:table-cell>
          <table:table-cell table:style-name="Tabla1.A1" office:value-type="string">
            <text:p text:style-name="P43">-10</text:p>
          </table:table-cell>
          <table:table-cell table:style-name="Tabla1.A1" office:value-type="string">
            <text:p text:style-name="P42"/>
          </table:table-cell>
        </table:table-row>
        <table:table-row>
          <table:table-cell table:style-name="Tabla1.A1" office:value-type="string">
            <text:p text:style-name="P46">rect_alto</text:p>
          </table:table-cell>
          <table:table-cell table:style-name="Tabla1.A1" office:value-type="string">
            <text:p text:style-name="P43">+10</text:p>
          </table:table-cell>
          <table:table-cell table:style-name="Tabla1.A1" office:value-type="string">
            <text:p text:style-name="P42"/>
          </table:table-cell>
        </table:table-row>
        <table:table-row>
          <table:table-cell table:style-name="Tabla1.A1" office:value-type="string">
            <text:p text:style-name="P46">rect_alto</text:p>
          </table:table-cell>
          <table:table-cell table:style-name="Tabla1.A1" office:value-type="string">
            <text:p text:style-name="P43">-10</text:p>
          </table:table-cell>
          <table:table-cell table:style-name="Tabla1.A1" office:value-type="string">
            <text:p text:style-name="P42"/>
          </table:table-cell>
        </table:table-row>
      </table:table>
      <text:p text:style-name="P48"/>
      <text:p text:style-name="P53">Reto <text:span text:style-name="T15">4</text:span>:</text:p>
      <text:p text:style-name="P50">El valor (600, 400) que aparece en este programa ¿Pueden cambiarse esos valores por una variable? <text:s/>¿Cómo?</text:p>
      <text:p text:style-name="P54">Reto <text:span text:style-name="T16">5</text:span>:</text:p>
      <text:p text:style-name="P50"><text:soft-page-break/>¿Qué tendrías que hacer para que el rectángulo apareciera siempre en medio de la pantalla aunque cambiaran los valores de ANCHO y ALTO del ejercicio anterior?</text:p>
      <text:p text:style-name="P55">Reto <text:span text:style-name="T17">6</text:span>:</text:p>
      <text:p text:style-name="P51">Crea un segundo programa de pygame en el que aparezcan dos cuadros, uno blanco y otro verde, el primero en mitad de la pantalla (teniendo en cuenta las variables ANCHO Y ALTO) y el segundo 20 píxeles a la izquierda el primero.</text:p>
      <text:p text:style-name="P51"/>
      <text:p text:style-name="P52">Antes de terminar la clase y/o como comienzo de la clase 2, ejecutaremos e intentaremos comprender los scripts un_rectangulo.py y dos_rectangulos.p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3T19:04:16.888294513</meta:creation-date>
    <dc:date>2025-07-09T13:56:45.980834792</dc:date>
    <meta:editing-duration>PT40M9S</meta:editing-duration>
    <meta:editing-cycles>7</meta:editing-cycles>
    <meta:generator>LibreOffice/7.3.7.2$Linux_X86_64 LibreOffice_project/30$Build-2</meta:generator>
    <meta:document-statistic meta:table-count="1" meta:image-count="0" meta:object-count="0" meta:page-count="8" meta:paragraph-count="201" meta:word-count="1247" meta:character-count="7055" meta:non-whitespace-character-count="5985"/>
  </office:meta>
</office:document-meta>
</file>